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1.77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4"/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T1" style:family="text">
      <style:text-properties style:font-name="Liberation Sans"/>
    </style:style>
  </office:automatic-styles>
  <office:body>
    <office:spreadsheet>
      <table:table table:name="Linux x6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number-columns-repeated="967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/>
          <table:table-cell table:style-name="ce7" office:value-type="string" calcext:value-type="string">
            <text:p>C99</text:p>
            <text:p>-O2</text:p>
          </table:table-cell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Micron 0.2.36</text:p>
            <text:p>switch interp.</text:p>
          </table:table-cell>
          <table:table-cell/>
          <table:table-cell table:style-name="ce7" office:value-type="string" calcext:value-type="string">
            <text:p>Micron 0.2.36</text:p>
            <text:p>jump tbl. interp.</text:p>
          </table:table-cell>
          <table:table-cell table:style-name="ce7"/>
          <table:table-cell table:style-name="ce7" office:value-type="string" calcext:value-type="string">
            <text:p>Micron 0.2.35</text:p>
            <text:p>C99 -O2</text:p>
          </table:table-cell>
          <table:table-cell/>
          <table:table-cell table:style-name="ce7" office:value-type="string" calcext:value-type="string">
            <text:p>Lua 5.4.8</text:p>
            <text:p>(default)</text:p>
          </table:table-cell>
          <table:table-cell table:style-name="ce7" table:number-columns-repeated="96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26"/>
          <table:table-cell table:style-name="ce12"/>
          <table:table-cell/>
          <table:table-cell table:style-name="ce1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539" calcext:value-type="float">
            <text:p>539</text:p>
          </table:table-cell>
          <table:table-cell table:style-name="ce12" table:formula="of:=[.C4]/[.E4]" office:value-type="float" office:value="0.0524625267665953" calcext:value-type="float">
            <text:p>0.05</text:p>
          </table:table-cell>
          <table:table-cell table:style-name="ce9" office:value-type="float" office:value="10274" calcext:value-type="float">
            <text:p>10'2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9286" calcext:value-type="float">
            <text:p>29'286</text:p>
          </table:table-cell>
          <table:table-cell table:style-name="ce11" table:formula="of:=[.G4]/[.E4]" office:value-type="float" office:value="2.85049639867627" calcext:value-type="float">
            <text:p>2.9</text:p>
          </table:table-cell>
          <table:table-cell table:style-name="ce9" office:value-type="float" office:value="65928" calcext:value-type="float">
            <text:p>65'928</text:p>
          </table:table-cell>
          <table:table-cell table:style-name="ce11" table:formula="of:=[.I4]/[.E4]" office:value-type="float" office:value="6.41697488806697" calcext:value-type="float">
            <text:p>6.4</text:p>
          </table:table-cell>
          <table:table-cell table:style-name="ce9" office:value-type="float" office:value="53948" calcext:value-type="float">
            <text:p>53'948</text:p>
          </table:table-cell>
          <table:table-cell table:style-name="ce11" table:formula="of:=[.K4]/[.E4]" office:value-type="float" office:value="5.2509246642009" calcext:value-type="float">
            <text:p>5.3</text:p>
          </table:table-cell>
          <table:table-cell table:style-name="ce9" office:value-type="float" office:value="623" calcext:value-type="float">
            <text:p>623</text:p>
          </table:table-cell>
          <table:table-cell table:style-name="ce12" table:formula="of:=[.M4]/[.E4]" office:value-type="float" office:value="0.0606385049639868" calcext:value-type="float">
            <text:p>0.06</text:p>
          </table:table-cell>
          <table:table-cell table:style-name="ce9" office:value-type="float" office:value="42124" calcext:value-type="float">
            <text:p>42'124</text:p>
          </table:table-cell>
          <table:table-cell table:style-name="ce11" table:formula="of:=[.O4]/[.E4]" office:value-type="float" office:value="4.10005839984427" calcext:value-type="float">
            <text:p>4.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[.C8]/[.E8]" office:value-type="float" office:value="0.181818181818182" calcext:value-type="float">
            <text:p>0.18</text:p>
          </table:table-cell>
          <table:table-cell table:style-name="ce9" office:value-type="float" office:value="88" calcext:value-type="float">
            <text:p>8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91" calcext:value-type="float">
            <text:p>491</text:p>
          </table:table-cell>
          <table:table-cell table:style-name="ce11" table:formula="of:=[.G8]/[.E8]" office:value-type="float" office:value="5.57954545454545" calcext:value-type="float">
            <text:p>5.6</text:p>
          </table:table-cell>
          <table:table-cell table:style-name="ce9" office:value-type="float" office:value="1186" calcext:value-type="float">
            <text:p>1'186</text:p>
          </table:table-cell>
          <table:table-cell table:style-name="ce11" table:formula="of:=[.I8]/[.E8]" office:value-type="float" office:value="13.4772727272727" calcext:value-type="float">
            <text:p>13.5</text:p>
          </table:table-cell>
          <table:table-cell table:style-name="ce9" office:value-type="float" office:value="950" calcext:value-type="float">
            <text:p>950</text:p>
          </table:table-cell>
          <table:table-cell table:style-name="ce11" table:formula="of:=[.K8]/[.E8]" office:value-type="float" office:value="10.7954545454545" calcext:value-type="float">
            <text:p>10.8</text:p>
          </table:table-cell>
          <table:table-cell table:style-name="ce9" office:value-type="float" office:value="14" calcext:value-type="float">
            <text:p>14</text:p>
          </table:table-cell>
          <table:table-cell table:style-name="ce12" table:formula="of:=[.M8]/[.E8]" office:value-type="float" office:value="0.159090909090909" calcext:value-type="float">
            <text:p>0.16</text:p>
          </table:table-cell>
          <table:table-cell table:style-name="ce9" office:value-type="float" office:value="984" calcext:value-type="float">
            <text:p>984</text:p>
          </table:table-cell>
          <table:table-cell table:style-name="ce11" table:formula="of:=[.O8]/[.E8]" office:value-type="float" office:value="11.1818181818182" calcext:value-type="float">
            <text:p>11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9]/[.E9]" office:value-type="float" office:value="0.178861788617886" calcext:value-type="float">
            <text:p>0.18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01" calcext:value-type="float">
            <text:p>401</text:p>
          </table:table-cell>
          <table:table-cell table:style-name="ce11" table:formula="of:=[.G9]/[.E9]" office:value-type="float" office:value="3.26016260162602" calcext:value-type="float">
            <text:p>3.3</text:p>
          </table:table-cell>
          <table:table-cell table:style-name="ce9" office:value-type="float" office:value="2649" calcext:value-type="float">
            <text:p>2'649</text:p>
          </table:table-cell>
          <table:table-cell table:style-name="ce11" table:formula="of:=[.I9]/[.E9]" office:value-type="float" office:value="21.5365853658537" calcext:value-type="float">
            <text:p>21.5</text:p>
          </table:table-cell>
          <table:table-cell table:style-name="ce9" office:value-type="float" office:value="2217" calcext:value-type="float">
            <text:p>2'217</text:p>
          </table:table-cell>
          <table:table-cell table:style-name="ce11" table:formula="of:=[.K9]/[.E9]" office:value-type="float" office:value="18.0243902439024" calcext:value-type="float">
            <text:p>18.0</text:p>
          </table:table-cell>
          <table:table-cell table:style-name="ce9" office:value-type="float" office:value="23" calcext:value-type="float">
            <text:p>23</text:p>
          </table:table-cell>
          <table:table-cell table:style-name="ce12" table:formula="of:=[.M9]/[.E9]" office:value-type="float" office:value="0.186991869918699" calcext:value-type="float">
            <text:p>0.19</text:p>
          </table:table-cell>
          <table:table-cell table:style-name="ce9" office:value-type="float" office:value="634" calcext:value-type="float">
            <text:p>634</text:p>
          </table:table-cell>
          <table:table-cell table:style-name="ce11" table:formula="of:=[.O9]/[.E9]" office:value-type="float" office:value="5.15447154471545" calcext:value-type="float">
            <text:p>5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34/500" office:value-type="float" office:value="0.068" calcext:value-type="float">
            <text:p>0.07</text:p>
          </table:table-cell>
          <table:table-cell table:style-name="ce12" table:formula="of:=[.C10]/[.E10]" office:value-type="float" office:value="0.0642722117202269" calcext:value-type="float">
            <text:p>0.06</text:p>
          </table:table-cell>
          <table:table-cell table:style-name="ce26" table:formula="of:=529/500" office:value-type="float" office:value="1.058" calcext:value-type="float">
            <text:p>1.06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547/500" office:value-type="float" office:value="1.094" calcext:value-type="float">
            <text:p>1.09</text:p>
          </table:table-cell>
          <table:table-cell table:style-name="ce11" table:formula="of:=[.G10]/[.E10]" office:value-type="float" office:value="1.03402646502836" calcext:value-type="float">
            <text:p>1.0</text:p>
          </table:table-cell>
          <table:table-cell table:style-name="ce26" table:formula="of:=927/500" office:value-type="float" office:value="1.854" calcext:value-type="float">
            <text:p>1.85</text:p>
          </table:table-cell>
          <table:table-cell table:style-name="ce11" table:formula="of:=[.I10]/[.E10]" office:value-type="float" office:value="1.7523629489603" calcext:value-type="float">
            <text:p>1.8</text:p>
          </table:table-cell>
          <table:table-cell table:style-name="ce26" table:formula="of:=694/500" office:value-type="float" office:value="1.388" calcext:value-type="float">
            <text:p>1.39</text:p>
          </table:table-cell>
          <table:table-cell table:style-name="ce11" table:formula="of:=[.K10]/[.E10]" office:value-type="float" office:value="1.31190926275992" calcext:value-type="float">
            <text:p>1.3</text:p>
          </table:table-cell>
          <table:table-cell table:style-name="ce26" table:formula="of:=43/500" office:value-type="float" office:value="0.086" calcext:value-type="float">
            <text:p>0.09</text:p>
          </table:table-cell>
          <table:table-cell table:style-name="ce12" table:formula="of:=[.M10]/[.E10]" office:value-type="float" office:value="0.0812854442344045" calcext:value-type="float">
            <text:p>0.08</text:p>
          </table:table-cell>
          <table:table-cell table:style-name="ce26" table:formula="of:=1669/500" office:value-type="float" office:value="3.338" calcext:value-type="float">
            <text:p>3.34</text:p>
          </table:table-cell>
          <table:table-cell table:style-name="ce11" table:formula="of:=[.O10]/[.E10]" office:value-type="float" office:value="3.15500945179584" calcext:value-type="float">
            <text:p>3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48634/250000" office:value-type="float" office:value="0.194536" calcext:value-type="float">
            <text:p>0.19</text:p>
          </table:table-cell>
          <table:table-cell table:style-name="ce12" table:formula="of:=[.C11]/[.E11]" office:value-type="float" office:value="0.0833341900815967" calcext:value-type="float">
            <text:p>0.08</text:p>
          </table:table-cell>
          <table:table-cell table:style-name="ce26" table:formula="of:=583602/250000" office:value-type="float" office:value="2.334408" calcext:value-type="float">
            <text:p>2.33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371600/250000" office:value-type="float" office:value="5.4864" calcext:value-type="float">
            <text:p>5.49</text:p>
          </table:table-cell>
          <table:table-cell table:style-name="ce11" table:formula="of:=[.G11]/[.E11]" office:value-type="float" office:value="2.35023183608007" calcext:value-type="float">
            <text:p>2.4</text:p>
          </table:table-cell>
          <table:table-cell table:style-name="ce26" table:formula="of:=5901928/250000" office:value-type="float" office:value="23.607712" calcext:value-type="float">
            <text:p>23.61</text:p>
          </table:table-cell>
          <table:table-cell table:style-name="ce11" table:formula="of:=[.I11]/[.E11]" office:value-type="float" office:value="10.1129331290845" calcext:value-type="float">
            <text:p>10.1</text:p>
          </table:table-cell>
          <table:table-cell table:style-name="ce26" table:formula="of:=4908825/250000" office:value-type="float" office:value="19.6353" calcext:value-type="float">
            <text:p>19.64</text:p>
          </table:table-cell>
          <table:table-cell table:style-name="ce11" table:formula="of:=[.K11]/[.E11]" office:value-type="float" office:value="8.41125458788695" calcext:value-type="float">
            <text:p>8.4</text:p>
          </table:table-cell>
          <table:table-cell table:style-name="ce26" table:formula="of:=51468/250000" office:value-type="float" office:value="0.205872" calcext:value-type="float">
            <text:p>0.21</text:p>
          </table:table-cell>
          <table:table-cell table:style-name="ce12" table:formula="of:=[.M11]/[.E11]" office:value-type="float" office:value="0.0881902392383851" calcext:value-type="float">
            <text:p>0.09</text:p>
          </table:table-cell>
          <table:table-cell table:style-name="ce26" table:formula="of:=3196459/250000" office:value-type="float" office:value="12.785836" calcext:value-type="float">
            <text:p>12.79</text:p>
          </table:table-cell>
          <table:table-cell table:style-name="ce11" table:formula="of:=[.O11]/[.E11]" office:value-type="float" office:value="5.47712139437493" calcext:value-type="float">
            <text:p>5.5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[.C12]/[.E12]" office:value-type="float" office:value="0.0272873194221509" calcext:value-type="float">
            <text:p>0.03</text:p>
          </table:table-cell>
          <table:table-cell table:style-name="ce9" office:value-type="float" office:value="623" calcext:value-type="float">
            <text:p>6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21" calcext:value-type="float">
            <text:p>621</text:p>
          </table:table-cell>
          <table:table-cell table:style-name="ce11" table:formula="of:=[.G12]/[.E12]" office:value-type="float" office:value="0.996789727126806" calcext:value-type="float">
            <text:p>1.0</text:p>
          </table:table-cell>
          <table:table-cell table:style-name="ce9" office:value-type="float" office:value="2362" calcext:value-type="float">
            <text:p>2'362</text:p>
          </table:table-cell>
          <table:table-cell table:style-name="ce11" table:formula="of:=[.I12]/[.E12]" office:value-type="float" office:value="3.79133226324238" calcext:value-type="float">
            <text:p>3.8</text:p>
          </table:table-cell>
          <table:table-cell table:style-name="ce9" office:value-type="float" office:value="1967" calcext:value-type="float">
            <text:p>1'967</text:p>
          </table:table-cell>
          <table:table-cell table:style-name="ce11" table:formula="of:=[.K12]/[.E12]" office:value-type="float" office:value="3.15730337078652" calcext:value-type="float">
            <text:p>3.2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[.M12]/[.E12]" office:value-type="float" office:value="0.0256821829855538" calcext:value-type="float">
            <text:p>0.03</text:p>
          </table:table-cell>
          <table:table-cell table:style-name="ce9" office:value-type="float" office:value="1381" calcext:value-type="float">
            <text:p>1'381</text:p>
          </table:table-cell>
          <table:table-cell table:style-name="ce11" table:formula="of:=[.O12]/[.E12]" office:value-type="float" office:value="2.21669341894061" calcext:value-type="float">
            <text:p>2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3]/[.E13]" office:value-type="float" office:value="0.0813008130081301" calcext:value-type="float">
            <text:p>0.08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76" calcext:value-type="float">
            <text:p>476</text:p>
          </table:table-cell>
          <table:table-cell table:style-name="ce11" table:formula="of:=[.G13]/[.E13]" office:value-type="float" office:value="3.86991869918699" calcext:value-type="float">
            <text:p>3.9</text:p>
          </table:table-cell>
          <table:table-cell table:style-name="ce9" office:value-type="float" office:value="1611" calcext:value-type="float">
            <text:p>1'611</text:p>
          </table:table-cell>
          <table:table-cell table:style-name="ce11" table:formula="of:=[.I13]/[.E13]" office:value-type="float" office:value="13.0975609756098" calcext:value-type="float">
            <text:p>13.1</text:p>
          </table:table-cell>
          <table:table-cell table:style-name="ce9" office:value-type="float" office:value="1227" calcext:value-type="float">
            <text:p>1'227</text:p>
          </table:table-cell>
          <table:table-cell table:style-name="ce11" table:formula="of:=[.K13]/[.E13]" office:value-type="float" office:value="9.97560975609756" calcext:value-type="float">
            <text:p>10.0</text:p>
          </table:table-cell>
          <table:table-cell table:style-name="ce9" office:value-type="float" office:value="11" calcext:value-type="float">
            <text:p>11</text:p>
          </table:table-cell>
          <table:table-cell table:style-name="ce12" table:formula="of:=[.M13]/[.E13]" office:value-type="float" office:value="0.0894308943089431" calcext:value-type="float">
            <text:p>0.09</text:p>
          </table:table-cell>
          <table:table-cell table:style-name="ce9" office:value-type="float" office:value="842" calcext:value-type="float">
            <text:p>842</text:p>
          </table:table-cell>
          <table:table-cell table:style-name="ce11" table:formula="of:=[.O13]/[.E13]" office:value-type="float" office:value="6.84552845528455" calcext:value-type="float">
            <text:p>6.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4]/[.E14]" office:value-type="float" office:value="0.217391304347826" calcext:value-type="float">
            <text:p>0.22</text:p>
          </table:table-cell>
          <table:table-cell table:style-name="ce9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7" calcext:value-type="float">
            <text:p>227</text:p>
          </table:table-cell>
          <table:table-cell table:style-name="ce11" table:formula="of:=[.G14]/[.E14]" office:value-type="float" office:value="4.93478260869565" calcext:value-type="float">
            <text:p>4.9</text:p>
          </table:table-cell>
          <table:table-cell table:style-name="ce9" office:value-type="float" office:value="1311" calcext:value-type="float">
            <text:p>1'311</text:p>
          </table:table-cell>
          <table:table-cell table:style-name="ce11" table:formula="of:=[.I14]/[.E14]" office:value-type="float" office:value="28.5" calcext:value-type="float">
            <text:p>28.5</text:p>
          </table:table-cell>
          <table:table-cell table:style-name="ce9" office:value-type="float" office:value="972" calcext:value-type="float">
            <text:p>972</text:p>
          </table:table-cell>
          <table:table-cell table:style-name="ce11" table:formula="of:=[.K14]/[.E14]" office:value-type="float" office:value="21.1304347826087" calcext:value-type="float">
            <text:p>21.1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formula="of:=[.M14]/[.E14]" office:value-type="float" office:value="0.195652173913044" calcext:value-type="float">
            <text:p>0.20</text:p>
          </table:table-cell>
          <table:table-cell table:style-name="ce9" office:value-type="float" office:value="333" calcext:value-type="float">
            <text:p>333</text:p>
          </table:table-cell>
          <table:table-cell table:style-name="ce11" table:formula="of:=[.O14]/[.E14]" office:value-type="float" office:value="7.23913043478261" calcext:value-type="float">
            <text:p>7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28" calcext:value-type="float">
            <text:p>328</text:p>
          </table:table-cell>
          <table:table-cell table:style-name="ce12" table:formula="of:=[.C15]/[.E15]" office:value-type="float" office:value="0.373151308304892" calcext:value-type="float">
            <text:p>0.37</text:p>
          </table:table-cell>
          <table:table-cell table:style-name="ce9" office:value-type="float" office:value="879" calcext:value-type="float">
            <text:p>87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379" calcext:value-type="float">
            <text:p>1'379</text:p>
          </table:table-cell>
          <table:table-cell table:style-name="ce11" table:formula="of:=[.G15]/[.E15]" office:value-type="float" office:value="1.56882821387941" calcext:value-type="float">
            <text:p>1.6</text:p>
          </table:table-cell>
          <table:table-cell table:style-name="ce9" office:value-type="float" office:value="9613" calcext:value-type="float">
            <text:p>9'613</text:p>
          </table:table-cell>
          <table:table-cell table:style-name="ce11" table:formula="of:=[.I15]/[.E15]" office:value-type="float" office:value="10.9362912400455" calcext:value-type="float">
            <text:p>10.9</text:p>
          </table:table-cell>
          <table:table-cell table:style-name="ce9" office:value-type="float" office:value="7946" calcext:value-type="float">
            <text:p>7'946</text:p>
          </table:table-cell>
          <table:table-cell table:style-name="ce11" table:formula="of:=[.K15]/[.E15]" office:value-type="float" office:value="9.03981797497156" calcext:value-type="float">
            <text:p>9.0</text:p>
          </table:table-cell>
          <table:table-cell table:style-name="ce9" office:value-type="float" office:value="412" calcext:value-type="float">
            <text:p>412</text:p>
          </table:table-cell>
          <table:table-cell table:style-name="ce12" table:formula="of:=[.M15]/[.E15]" office:value-type="float" office:value="0.468714448236633" calcext:value-type="float">
            <text:p>0.47</text:p>
          </table:table-cell>
          <table:table-cell table:style-name="ce9" office:value-type="float" office:value="2871" calcext:value-type="float">
            <text:p>2'871</text:p>
          </table:table-cell>
          <table:table-cell table:style-name="ce11" table:formula="of:=[.O15]/[.E15]" office:value-type="float" office:value="3.26621160409556" calcext:value-type="float">
            <text:p>3.3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6" calcext:value-type="float">
            <text:p>26</text:p>
          </table:table-cell>
          <table:table-cell table:style-name="ce12" table:formula="of:=[.C16]/[.E16]" office:value-type="float" office:value="0.136842105263158" calcext:value-type="float">
            <text:p>0.14</text:p>
          </table:table-cell>
          <table:table-cell table:style-name="ce9" office:value-type="float" office:value="190" calcext:value-type="float">
            <text:p>190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046" calcext:value-type="float">
            <text:p>1'046</text:p>
          </table:table-cell>
          <table:table-cell table:style-name="ce11" table:formula="of:=[.G16]/[.E16]" office:value-type="float" office:value="5.50526315789474" calcext:value-type="float">
            <text:p>5.5</text:p>
          </table:table-cell>
          <table:table-cell table:style-name="ce9" office:value-type="float" office:value="4376" calcext:value-type="float">
            <text:p>4'376</text:p>
          </table:table-cell>
          <table:table-cell table:style-name="ce11" table:formula="of:=[.I16]/[.E16]" office:value-type="float" office:value="23.0315789473684" calcext:value-type="float">
            <text:p>23.0</text:p>
          </table:table-cell>
          <table:table-cell table:style-name="ce9" office:value-type="float" office:value="3778" calcext:value-type="float">
            <text:p>3'778</text:p>
          </table:table-cell>
          <table:table-cell table:style-name="ce11" table:formula="of:=[.K16]/[.E16]" office:value-type="float" office:value="19.8842105263158" calcext:value-type="float">
            <text:p>19.9</text:p>
          </table:table-cell>
          <table:table-cell table:style-name="ce9" office:value-type="float" office:value="28" calcext:value-type="float">
            <text:p>28</text:p>
          </table:table-cell>
          <table:table-cell table:style-name="ce12" table:formula="of:=[.M16]/[.E16]" office:value-type="float" office:value="0.147368421052632" calcext:value-type="float">
            <text:p>0.15</text:p>
          </table:table-cell>
          <table:table-cell table:style-name="ce9" office:value-type="float" office:value="2149" calcext:value-type="float">
            <text:p>2'149</text:p>
          </table:table-cell>
          <table:table-cell table:style-name="ce11" table:formula="of:=[.O16]/[.E16]" office:value-type="float" office:value="11.3105263157895" calcext:value-type="float">
            <text:p>11.3</text:p>
          </table:table-cell>
          <table:table-cell table:number-columns-repeated="967"/>
        </table:table-row>
        <table:table-row table:style-name="ro2">
          <table:table-cell table:number-columns-repeated="9"/>
          <table:table-cell table:style-name="ce11"/>
          <table:table-cell table:number-columns-repeated="973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68.262536" calcext:value-type="float">
            <text:p>968</text:p>
          </table:table-cell>
          <table:table-cell table:style-name="ce12"/>
          <table:table-cell table:style-name="ce9" table:formula="of:=SUM([.E3:.E16])" office:value-type="float" office:value="12349.392408" calcext:value-type="float">
            <text:p>12'349</text:p>
          </table:table-cell>
          <table:table-cell table:style-name="ce11"/>
          <table:table-cell table:style-name="ce9" table:formula="of:=SUM([.G3:.G16])" office:value-type="float" office:value="33933.5804" calcext:value-type="float">
            <text:p>33'934</text:p>
          </table:table-cell>
          <table:table-cell table:style-name="ce11"/>
          <table:table-cell table:style-name="ce9" table:formula="of:=SUM([.I3:.I16])" office:value-type="float" office:value="89061.461712" calcext:value-type="float">
            <text:p>89'061</text:p>
          </table:table-cell>
          <table:table-cell table:style-name="ce11"/>
          <table:table-cell table:style-name="ce9" table:formula="of:=SUM([.K3:.K16])" office:value-type="float" office:value="73026.0233" calcext:value-type="float">
            <text:p>73'026</text:p>
          </table:table-cell>
          <table:table-cell table:style-name="ce11"/>
          <table:table-cell table:style-name="ce9" table:formula="of:=SUM([.M3:.M16])" office:value-type="float" office:value="1136.291872" calcext:value-type="float">
            <text:p>1'136</text:p>
          </table:table-cell>
          <table:table-cell table:style-name="ce12"/>
          <table:table-cell table:style-name="ce9" table:formula="of:=SUM([.O3:.O16])" office:value-type="float" office:value="51334.123836" calcext:value-type="float">
            <text:p>51'334</text:p>
          </table:table-cell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08448941994868" calcext:value-type="float">
            <text:p>0.11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H3:.H16])" office:value-type="float" office:value="2.70167300403247" calcext:value-type="float">
            <text:p>2.70</text:p>
          </table:table-cell>
          <table:table-cell table:style-name="ce9"/>
          <table:table-cell table:style-name="ce13" table:formula="of:=GEOMEAN([.J3:.J16])" office:value-type="float" office:value="10.1639643157029" calcext:value-type="float">
            <text:p>10.16</text:p>
          </table:table-cell>
          <table:table-cell table:style-name="ce9"/>
          <table:table-cell table:style-name="ce13" table:formula="of:=GEOMEAN([.L3:.L16])" office:value-type="float" office:value="8.18452371631249" calcext:value-type="float">
            <text:p>8.18</text:p>
          </table:table-cell>
          <table:table-cell/>
          <table:table-cell table:style-name="ce13" table:formula="of:=GEOMEAN([.N3:.N16])" office:value-type="float" office:value="0.11490969810304" calcext:value-type="float">
            <text:p>0.11</text:p>
          </table:table-cell>
          <table:table-cell table:style-name="ce9"/>
          <table:table-cell table:style-name="ce13" table:formula="of:=GEOMEAN([.P3:.P16])" office:value-type="float" office:value="5.27152874789575" calcext:value-type="float">
            <text:p>5.27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9.22092905293001" calcext:value-type="float">
            <text:p>9.22</text:p>
          </table:table-cell>
          <table:table-cell/>
          <table:table-cell table:style-name="ce12" table:formula="of:=1/[.F19]" office:value-type="float" office:value="1" calcext:value-type="float">
            <text:p>1.00</text:p>
          </table:table-cell>
          <table:table-cell/>
          <table:table-cell table:style-name="ce12" table:formula="of:=1/[.H19]" office:value-type="float" office:value="0.370141019474754" calcext:value-type="float">
            <text:p>0.37</text:p>
          </table:table-cell>
          <table:table-cell/>
          <table:table-cell table:style-name="ce12" table:formula="of:=1/[.J19]" office:value-type="float" office:value="0.0983868074443203" calcext:value-type="float">
            <text:p>0.10</text:p>
          </table:table-cell>
          <table:table-cell/>
          <table:table-cell table:style-name="ce12" table:formula="of:=1/[.L19]" office:value-type="float" office:value="0.122181819573314" calcext:value-type="float">
            <text:p>0.12</text:p>
          </table:table-cell>
          <table:table-cell/>
          <table:table-cell table:style-name="ce12" table:formula="of:=1/[.N19]" office:value-type="float" office:value="8.7024856605514" calcext:value-type="float">
            <text:p>8.70</text:p>
          </table:table-cell>
          <table:table-cell/>
          <table:table-cell table:style-name="ce12" table:formula="of:=1/[.P19]" office:value-type="float" office:value="0.189698292056014" calcext:value-type="float">
            <text:p>0.19</text:p>
          </table:table-cell>
          <table:table-cell table:number-columns-repeated="967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style-name="ce10"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easurements conducted on 2025-12-1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2"/>
        </table:table-row>
        <table:table-row table:style-name="ro2">
          <table:table-cell table:number-columns-repeated="983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Lua version 5.4.8, downloaded from https://lua.org/ftp/lua-5.4.8.tar.gz on 2025-12-12, make with no options</text:p>
          </table:table-cell>
          <table:table-cell table:style-name="Default"/>
          <table:table-cell table:number-columns-repeated="981"/>
        </table:table-row>
        <table:table-row table:style-name="ro2" table:number-rows-repeated="1048546">
          <table:table-cell table:number-columns-repeated="983"/>
        </table:table-row>
        <table:table-row table:style-name="ro2"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/>
      <style:footer-left style:display="false"/>
      <style:footer-first>
        <text:p><text:span text:style-name="MT1">2025-12-12 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12-12T22:40:57.641883180</dc:date>
    <dc:creator>Rochus Keller</dc:creator>
    <meta:editing-duration>P1DT17H57M2S</meta:editing-duration>
    <meta:editing-cycles>509</meta:editing-cycles>
    <meta:generator>LibreOffice/7.4.7.2$Linux_X86_64 LibreOffice_project/40$Build-2</meta:generator>
    <meta:document-statistic meta:table-count="1" meta:cell-count="222" meta:object-count="0"/>
    <meta:user-defined meta:name="qrichtext">1</meta:user-defined>
  </office:meta>
</office:document-meta>
</file>